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2" style:family="paragraph" style:parent-style-name="Standard">
      <style:text-properties officeooo:rsid="001ac280" officeooo:paragraph-rsid="001ac280"/>
    </style:style>
    <style:style style:name="P3" style:family="paragraph" style:parent-style-name="Standard">
      <style:text-properties officeooo:rsid="0013c51e" officeooo:paragraph-rsid="002acdba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1b2dd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ihgegenstand</text:span>: <text:span text:style-name="T4">MSP430 (FR6989) LaunchPad Development Kit</text:span></text:p>
      <text:p text:style-name="P3"><text:span text:style-name="T2">Teile</text:span>: <text:span text:style-name="T4">1x MSP430 LaunchPad, 1x Micro-USB-Kabel, 1x Verpackung</text:span></text:p>
      <text:p text:style-name="P2">ID : IFSR-02-00<text:span text:style-name="T3">20</text:span></text:p>
      <text:p text:style-name="P1"/>
      <text:p text:style-name="P1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14S</meta:editing-duration>
    <meta:editing-cycles>27</meta:editing-cycles>
    <meta:generator>LibreOffice/4.3.6.2$Windows_x86 LibreOffice_project/d50a87b2e514536ed401c18000dad4660b6a169e</meta:generator>
    <dc:date>2016-04-20T12:27:34.723000000</dc:date>
    <meta:print-date>2015-12-31T14:31:16.908000000</meta:print-date>
    <meta:document-statistic meta:table-count="0" meta:image-count="0" meta:object-count="1" meta:page-count="1" meta:paragraph-count="3" meta:word-count="17" meta:character-count="135" meta:non-whitespace-character-count="1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